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orphans="0" fo:widows="0"/>
    </style:style>
    <style:style style:name="P2" style:family="paragraph" style:parent-style-name="Standard">
      <style:paragraph-properties fo:margin-top="0cm" fo:margin-bottom="0cm" loext:contextual-spacing="false" fo:line-height="100%" fo:orphans="0" fo:widows="0"/>
      <style:text-properties style:text-position="0% 100%"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end"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50%" fo:orphans="0" fo:widows="0"/>
      <style:text-properties style:text-position="0% 100%"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P7" style:family="paragraph" style:parent-style-name="Standard">
      <style:paragraph-properties fo:margin-top="0cm" fo:margin-bottom="0cm" loext:contextual-spacing="false" fo:line-height="150%" fo:text-align="justify" style:justify-single-word="false" fo:orphans="0" fo:widows="0"/>
    </style:style>
    <style:style style:name="P8"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margin-left="0cm" fo:margin-right="0cm" fo:margin-top="0cm" fo:margin-bottom="0.282cm" loext:contextual-spacing="false" fo:line-height="150%" fo:text-align="justify"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50%" fo:text-align="justify" style:justify-single-word="false" fo:keep-together="auto" fo:orphans="2" fo:widows="2" fo:text-indent="0cm" style:auto-text-indent="false" fo:padding="0cm" fo:border="none" fo:keep-with-next="auto"/>
      <style:text-properties fo:font-variant="normal" fo:text-transform="none" fo:color="#00000a"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2" style:family="paragraph" style:parent-style-name="Standard" style:master-page-name="Standard">
      <style:paragraph-properties fo:margin-top="0cm" fo:margin-bottom="0cm" loext:contextual-spacing="false" fo:line-height="100%" fo:orphans="0" fo:widows="0" style:page-number="1"/>
      <style:text-properties style:text-position="0% 100%"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14" style:family="paragraph" style:parent-style-name="Standard">
      <style:paragraph-properties fo:margin-top="0cm" fo:margin-bottom="0cm" loext:contextual-spacing="false" fo:line-height="150%" fo:text-align="justify" style:justify-single-word="false" fo:orphans="0" fo:widows="0"/>
      <style:text-properties style:font-name="Times New Roman" fo:font-size="12pt" officeooo:paragraph-rsid="001d81fe" style:font-name-asian="Times New Roman1" style:font-size-asian="12pt" style:font-name-complex="Times New Roman1" style:font-size-complex="12pt"/>
    </style:style>
    <style:style style:name="P15" style:family="paragraph" style:parent-style-name="Standard">
      <style:paragraph-properties fo:margin-top="0cm" fo:margin-bottom="0cm" loext:contextual-spacing="false" fo:line-height="150%" fo:text-align="justify" style:justify-single-word="false" fo:orphans="0" fo:widows="0"/>
    </style:style>
    <style:style style:name="P16" style:family="paragraph" style:parent-style-name="Standard">
      <style:paragraph-properties fo:margin-top="0cm" fo:margin-bottom="0cm" loext:contextual-spacing="false" fo:line-height="150%" fo:text-align="justify" style:justify-single-word="false" fo:orphans="0" fo:widows="0"/>
      <style:text-properties style:text-position="0% 100%" style:font-name="Times New Roman" fo:font-size="12pt" style:font-name-asian="Times New Roman1" style:font-size-asian="12pt" style:font-name-complex="Times New Roman1" style:font-size-complex="12pt"/>
    </style:style>
    <style:style style:name="T1" style:family="text">
      <style:text-properties style:text-position="0% 100%" style:font-name="Times New Roman" fo:font-size="12pt" style:font-name-asian="Times New Roman1" style:font-size-asian="12pt" style:font-name-complex="Times New Roman1" style:font-size-complex="12pt"/>
    </style:style>
    <style:style style:name="T2" style:family="text">
      <style:text-properties style:text-position="0% 100%" style:font-name="Times New Roman" fo:font-size="12pt" officeooo:rsid="0019f9bb" style:font-name-asian="Times New Roman1" style:font-size-asian="12pt" style:font-name-complex="Times New Roman1" style:font-size-complex="12pt"/>
    </style:style>
    <style:style style:name="T3" style:family="text">
      <style:text-properties style:text-position="0% 100%"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text-position="0% 100%" style:font-name="Times New Roman" fo:font-size="12pt" fo:background-color="transparent" loext:char-shading-value="0" style:font-name-asian="Times New Roman1" style:font-size-asian="12pt" style:font-name-complex="Times New Roman1" style:font-size-complex="12pt"/>
    </style:style>
    <style:style style:name="T6" style:family="text">
      <style:text-properties style:text-position="0% 100%" style:font-name="Times New Roman" fo:font-size="12pt" officeooo:rsid="0019f9bb" fo:background-color="transparent" loext:char-shading-value="0" style:font-name-asian="Times New Roman1" style:font-size-asian="12pt" style:font-name-complex="Times New Roman1" style:font-size-complex="12pt"/>
    </style:style>
    <style:style style:name="T7" style:family="text">
      <style:text-properties fo:font-variant="normal" fo:text-transform="none" fo:color="#0563c1"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T8" style:family="text">
      <style:text-properties officeooo:rsid="00115298"/>
    </style:style>
    <style:style style:name="T9" style:family="text">
      <style:text-properties officeooo:rsid="00125978"/>
    </style:style>
    <style:style style:name="T10" style:family="text">
      <style:text-properties officeooo:rsid="00154c11"/>
    </style:style>
    <style:style style:name="T11" style:family="text">
      <style:text-properties officeooo:rsid="00181901"/>
    </style:style>
    <style:style style:name="T12" style:family="text">
      <style:text-properties style:font-name="Times New Roman" fo:font-size="12pt" style:font-name-asian="Times New Roman1" style:font-size-asian="12pt" style:font-name-complex="Times New Roman1" style:font-size-complex="12pt"/>
    </style:style>
    <style:style style:name="T13" style:family="text">
      <style:text-properties style:font-name="Times New Roman" fo:font-size="12pt" officeooo:rsid="00181901" style:font-name-asian="Times New Roman1" style:font-size-asian="12pt" style:font-name-complex="Times New Roman1" style:font-size-complex="12pt"/>
    </style:style>
    <style:style style:name="T14" style:family="text">
      <style:text-properties style:font-name="Times New Roman" fo:font-size="12pt" officeooo:rsid="00115298" style:font-name-asian="Times New Roman1" style:font-size-asian="12pt" style:font-name-complex="Times New Roman1" style:font-size-complex="12pt"/>
    </style:style>
    <style:style style:name="T15" style:family="text">
      <style:text-properties style:font-name="Times New Roman" fo:font-size="12pt" officeooo:rsid="001d7787" style:font-name-asian="Times New Roman1" style:font-size-asian="12pt" style:font-name-complex="Times New Roman1" style:font-size-complex="12pt"/>
    </style:style>
    <style:style style:name="T16" style:family="text">
      <style:text-properties officeooo:rsid="001d81fe"/>
    </style:style>
    <style:style style:name="T17" style:family="text">
      <style:text-properties officeooo:rsid="001f2f0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niversity of Cordoba.</text:p>
      <text:p text:style-name="P2">Department of Computer Science and Numerical Analysis.</text:p>
      <text:p text:style-name="P2">Rabanales Campus, "Albert Einstein" building, 3rd floor.</text:p>
      <text:p text:style-name="P2">14071 – Córdoba (Spain).</text:p>
      <text:p text:style-name="P1"><text:span text:style-name="T1">Ph.</text:span><text:span text:style-name="T3"> </text:span><text:span text:style-name="T1">+34 957218349 Fax +34 957218630</text:span></text:p>
      <text:p text:style-name="P2"/>
      <text:p text:style-name="P3"><text:span text:style-name="T17">Energies. </text:span>Special Issue "Soft Computing Techniques in Energy System"</text:p>
      <text:p text:style-name="P2"/>
      <text:p text:style-name="P7"><text:span text:style-name="T5">Cordoba, Spain, </text:span><text:span text:style-name="T6">April</text:span><text:span text:style-name="T5"> </text:span><text:span text:style-name="T6">2</text:span><text:span text:style-name="T5">1, 2020.</text:span></text:p>
      <text:p text:style-name="P7"><text:span text:style-name="T5"/></text:p>
      <text:p text:style-name="P4">Dear Editor,</text:p>
      <text:p text:style-name="P7"><text:span text:style-name="T1">Please find attached a manuscript, entitled “</text:span><text:span text:style-name="T4">A new software tool to facilitate environmental modelling procedures based on meteorological data management</text:span><text:span text:style-name="T1">” submitted for possible publication in Sustainable Energy Technologies and Assessments.</text:span></text:p>
      <text:p text:style-name="P4"><text:bookmark text:name="_gjdgxs"/></text:p>
      <text:p text:style-name="P4">We state that it is our original work, and it has not been submitted, nor it is under consideration in any other forum.</text:p>
      <text:p text:style-name="P4"/>
      <text:p text:style-name="P8">This work has been partially subsidised by the projects with references TIN2017-85887-C2-1-P of the Spanish Ministry of Economy and Competitiveness (MINECO), UCO-1261651 of the "Consejería de Economía, Conocimiento, Empresas y Universidad" of the "Junta de Andalucía" (Spain) and FEDER funds of the European Union.</text:p>
      <text:p text:style-name="P4"/>
      <text:p text:style-name="P6">Declaration for any conflicts of interest</text:p>
      <text:p text:style-name="P4">We confirm that the manuscript has been read and approved by all named authors and that there are no other persons who satisfied the criteria for authorship but are not listed. <text:s/>We further confirm that the order of authors listed in the manuscript has been approved by all of us.</text:p>
      <text:p text:style-name="P4"/>
      <text:p text:style-name="P4">We wish to confirm that there are no known conflicts of interest associated with this publication and there has been no significant financial support for this work that could have influenced its outcome.</text:p>
      <text:p text:style-name="P8"/>
      <text:p text:style-name="P9">Novelty of this work</text:p>
      <text:p text:style-name="P7"><text:span text:style-name="T12">This paper presents a new open source tool named SPAMDA for the creation, in an easy way, without the need of knowledge in programming languages and </text:span><text:span text:style-name="T13">using</text:span><text:span text:style-name="T12"> a graphical interface, of datasets integrated by meteorological variables from two sources of information. These datasets can later be used with Machine Learning </text:span><text:span text:style-name="T15">(ML) and Soft Computing (SC) </text:span><text:span text:style-name="T12">methodologies in </text:span><text:soft-page-break/><text:span text:style-name="T12">classification and prediction studies, such as prediction of significant wave height and energy flux in coastal and ocean areas. This tool, among other functionalities (Section 3 of the paper describes concrete and comprehensive information of the developed software), allows managing and storing datasets with different configurations, in terms of predictive and objective variables and different temporal resolution, integrating two different sources of information available for the scientific community (NDBC and NNRP). </text:span><text:span text:style-name="T13">Note that</text:span><text:span text:style-name="T12"> this data integration </text:span><text:span text:style-name="T13">process</text:span><text:span text:style-name="T12"> has an extensive casuistry giving rise to incomplete datasets and it requires laborious pre-processing procedures, that implie</text:span><text:span text:style-name="T14">s</text:span><text:span text:style-name="T12"> a lot of time and effort by the researchers, that usually lead to errors (Appendix A of this work shows the casuistry and some problems of the mentioned data integration process).</text:span></text:p>
      <text:p text:style-name="P8"/>
      <text:p text:style-name="P14">SPAMDA has been developed to integrate these two sources of information by means of an user-friendly GUI, and it facilitates the management and storage of buoys and reanalysis data, time and geographical coordinates conversion of both kind of data, missing values handling (dates or measurements not recorded), pre-processing tasks, the generation of datasets to be used by ML and SC techniques in prediction tasks (classification or regression) including time horizon selection and output discretisation, among others. Therefore, the developed software tool will allow researchers focusing on the study of the meteorological aspects of the observations, providing a series of novelties and functionalities briefly described at the end of the Introduction section.</text:p>
      <text:p text:style-name="P14"/>
      <text:p text:style-name="P7"><text:span text:style-name="T12">On the other hand, increasingly, M</text:span><text:span text:style-name="T15">L</text:span><text:span text:style-name="T12"> </text:span><text:span text:style-name="T15">and SC </text:span><text:span text:style-name="T12">techniques are been applied to tackle wave characterisation, feasibility assessment of wave energy extraction and designing offshore structures, and this software allows the creation of datasets ready to use with the Weka Data Mining tool (integrated in the software itself) or in .csv format for being used with any other prediction tool. So, </text:span><text:span text:style-name="T13">we hope </text:span><text:span text:style-name="T12">that SPAMDA can be used by researchers when carrying out environmental modelling related to energy, atmospheric or oceanic studies or design of <text:s/>production systems as WECs (Wave Energy Converters, that need a proper prediction of waves in order to maximise the wave energy extraction), among others, using the two sources of information described. </text:span><text:span text:style-name="T13">Moreover, </text:span><text:span text:style-name="T12">it could manage other sources of reanalysis data with different spatial and temporal resolution with a reasonable development effort.</text:span></text:p>
      <text:p text:style-name="P4"/>
      <text:p text:style-name="P4"/>
      <text:p text:style-name="P4"/>
      <text:p text:style-name="P4"/>
      <text:p text:style-name="P4"/>
      <text:p text:style-name="P4"><text:soft-page-break/>Should you have any doubts or question about this submission, please do not hesitate in contacting us,</text:p>
      <text:p text:style-name="P4"/>
      <text:p text:style-name="P4">Best regards,</text:p>
      <text:p text:style-name="P5"/>
      <text:p text:style-name="P4"><text:bookmark text:name="_30j0zll"/>Antonio M. Gómez-Orellana, Juan C. Fernández, Manuel Dorado-Moreno, Pedro A. Gutiérrez, César Hervás-Martínez</text:p>
      <text:p text:style-name="P11">Department of Computer Science and Numerical Analysis, University of Cordoba, 14071, Córdoba, Spain.</text:p>
      <text:p text:style-name="P10"><text:span text:style-name="T7">email: </text:span><text:a xlink:type="simple" xlink:href="mailto:%7Bam.gomez@uco.es" text:style-name="ListLabel_20_1" text:visited-style-name="ListLabel_20_1"><text:span text:style-name="T7">{am.gomez@uco.es</text:span></text:a><text:span text:style-name="T7">, </text:span><text:a xlink:type="simple" xlink:href="mailto:jfcaballero@uco.es" text:style-name="ListLabel_20_1" text:visited-style-name="ListLabel_20_1"><text:span text:style-name="T7">jfcaballero@uco.es</text:span></text:a><text:span text:style-name="T7">, </text:span><text:a xlink:type="simple" xlink:href="mailto:manuel.dorado@uco.es" text:style-name="ListLabel_20_1" text:visited-style-name="ListLabel_20_1"><text:span text:style-name="T7">manuel.dorado@uco.es</text:span></text:a><text:span text:style-name="T7">, </text:span><text:a xlink:type="simple" xlink:href="mailto:pagutierrez@uco.es" text:style-name="ListLabel_20_1" text:visited-style-name="ListLabel_20_1"><text:span text:style-name="T7">pagutierrez@uco.es</text:span></text:a><text:span text:style-name="T7">, chervas@uco.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563c1" style:text-line-through-style="none" style:text-line-through-type="none" style:text-position="0% 100%" style:font-name="Times New Roman" fo:font-family="'Times New Roman'" style:font-family-generic="roman" style:font-pitch="variable" fo:font-size="12pt" fo:font-style="italic" style:text-underline-style="solid" style:text-underline-width="auto" style:text-underline-color="font-color" fo:font-weight="normal" style:font-name-asian="Times New Roman1" style:font-family-asian="'Times New Roman'"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69cm" fo:margin-bottom="2.54cm" fo:margin-left="2.011cm" fo:margin-right="2.011cm" style:writing-mode="lr-tb" style:layout-grid-color="#c0c0c0" style:layout-grid-lines="2519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1-16T13:12:32.222226395</dc:date>
    <meta:editing-duration>PT32M44S</meta:editing-duration>
    <meta:editing-cycles>13</meta:editing-cycles>
    <meta:document-statistic meta:table-count="0" meta:image-count="0" meta:object-count="0" meta:page-count="3" meta:paragraph-count="23" meta:word-count="712" meta:character-count="4829" meta:non-whitespace-character-count="4137"/>
  </office:meta>
</office:document-meta>
</file>